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text-indent="1.27cm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P6" style:family="paragraph" style:parent-style-name="Standard">
      <style:paragraph-properties fo:break-before="auto" fo:text-indent="1.27cm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P7" style:family="paragraph" style:parent-style-name="Standard">
      <style:paragraph-properties fo:break-before="auto" fo:text-indent="0cm" fo:line-height="115%" fo:margin-left="0cm" style:writing-mode="lr-tb"/>
    </style:style>
    <style:style style:name="T7_1" style:family="text"/>
    <style:style style:name="P8" style:family="paragraph" style:parent-style-name="Standard">
      <style:paragraph-properties fo:break-before="auto" fo:text-indent="1.27cm" fo:line-height="115%" style:writing-mode="lr-tb"/>
    </style:style>
    <style:style style:name="P9" style:family="paragraph" style:parent-style-name="Standard">
      <style:paragraph-properties fo:break-before="auto" fo:text-indent="0cm" fo:line-height="115%" fo:margin-lef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text-indent="0cm" fo:line-height="115%" fo:margin-lef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text-indent="1.27cm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8pt" style:font-size-asian="18pt" style:font-size-complex="18pt" style:text-underline-style="solid" style:text-underline-color="font-color"/>
    </style:style>
    <style:style style:name="T18_2" style:family="text">
      <style:text-properties fo:font-size="18pt" style:font-size-asian="18pt" style:font-size-complex="18pt" style:text-underline-style="solid" style:text-underline-color="font-color"/>
    </style:style>
    <style:style style:name="T18_3" style:family="text">
      <style:text-properties fo:font-size="18pt" style:font-size-asian="18pt" style:font-size-complex="18pt" style:text-underline-style="solid" style:text-underline-color="font-color"/>
    </style:style>
    <style:style style:name="T18_4" style:family="text">
      <style:text-properties fo:font-size="18pt" style:font-size-asian="18pt" style:font-size-complex="18pt" style:text-underline-style="solid" style:text-underline-color="font-color"/>
    </style:style>
    <style:style style:name="T18_5" style:family="text">
      <style:text-properties fo:font-size="18pt" style:font-size-asian="18pt" style:font-size-complex="18pt" style:text-underline-style="solid" style:text-underline-color="font-color"/>
    </style:style>
    <style:style style:name="T18_6" style:family="text">
      <style:text-properties fo:font-size="18pt" style:font-size-asian="18pt" style:font-size-complex="18pt" style:text-underline-style="solid" style:text-underline-color="font-color"/>
    </style:style>
    <style:style style:name="T18_7" style:family="text">
      <style:text-properties fo:font-size="18pt" style:font-size-asian="18pt" style:font-size-complex="18pt" style:text-underline-style="solid" style:text-underline-color="font-color"/>
    </style:style>
    <style:style style:name="T18_8" style:family="text">
      <style:text-properties fo:font-size="18pt" style:font-size-asian="18pt" style:font-size-complex="18pt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text-indent="1.27cm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text-indent="1.27cm" fo:line-height="115%" style:writing-mode="lr-tb"/>
    </style:style>
    <style:style style:name="P28" style:family="paragraph" style:parent-style-name="Standard">
      <style:paragraph-properties fo:break-before="auto" fo:text-indent="0cm" fo:line-height="115%" fo:margin-lef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P29" style:family="paragraph" style:parent-style-name="Standard">
      <style:paragraph-properties fo:break-before="auto" fo:text-indent="1.27cm" fo:line-height="115%" fo:margin-lef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P33" style:family="paragraph" style:parent-style-name="Standard">
      <style:paragraph-properties fo:break-before="auto" fo:text-indent="1.27cm" fo:line-height="115%" fo:margin-left="0cm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</office:automatic-styles>
  <office:body>
    <office:text>
      <text:p text:style-name="P1"><text:span text:style-name="T1_1">mot</text:span><text:span text:style-name="T1_2"><text:s/></text:span><text:span text:style-name="T1_3">de</text:span><text:span text:style-name="T1_4"><text:s/></text:span><text:span text:style-name="T1_5">passe</text:span><text:span text:style-name="T1_6"><text:s/></text:span><text:span text:style-name="T1_7">git</text:span><text:span text:style-name="T1_8"><text:s/>:<text:s/></text:span><text:span text:style-name="T1_9">gkghdmpg</text:span></text:p>
      <text:p text:style-name="P2"/>
      <text:p text:style-name="P3"><text:span text:style-name="T3_1">1.<text:s/></text:span><text:span text:style-name="T3_2">Interface</text:span><text:span text:style-name="T3_3"><text:s/></text:span><text:span text:style-name="T3_4">web</text:span><text:span text:style-name="T3_5"><text:s/>(<text:s/></text:span><text:span text:style-name="T3_6">client</text:span><text:span text:style-name="T3_7"><text:s/>)</text:span></text:p>
      <text:p text:style-name="P4"><text:span text:style-name="T4_1">-<text:s/></text:span><text:span text:style-name="T4_2">Connexion</text:span><text:span text:style-name="T4_3"><text:s/></text:span><text:span text:style-name="T4_4">dans</text:span><text:span text:style-name="T4_5"><text:s/></text:span><text:span text:style-name="T4_6">navigateur</text:span><text:span text:style-name="T4_7">.</text:span></text:p>
      <text:p text:style-name="P5"><text:span text:style-name="T5_1">-<text:s/></text:span><text:span text:style-name="T5_2">uniquement</text:span><text:span text:style-name="T5_3"><text:s/></text:span><text:span text:style-name="T5_4">js</text:span><text:span text:style-name="T5_5">/<text:s/></text:span><text:span text:style-name="T5_6">html</text:span><text:span text:style-name="T5_7">5<text:s/></text:span><text:span text:style-name="T5_8">ou</text:span><text:span text:style-name="T5_9"><text:s/></text:span><text:span text:style-name="T5_10">php</text:span><text:span text:style-name="T5_11"><text:s/>?<text:s/>(<text:s/></text:span><text:span text:style-name="T5_12">vote</text:span><text:span text:style-name="T5_13"><text:s/></text:span><text:span text:style-name="T5_14">pour</text:span><text:span text:style-name="T5_15"><text:s/></text:span><text:span text:style-name="T5_16">js</text:span><text:span text:style-name="T5_17">/</text:span><text:span text:style-name="T5_18">html</text:span><text:span text:style-name="T5_19"><text:s/>)</text:span></text:p>
      <text:p text:style-name="P6"><text:span text:style-name="T6_1"><text:tab/>=&gt;<text:s/></text:span><text:span text:style-name="T6_2">compatibilité</text:span><text:span text:style-name="T6_3">,<text:s/></text:span><text:span text:style-name="T6_4">javascript</text:span><text:span text:style-name="T6_5"><text:s/>?<text:s/>(<text:s/></text:span><text:span text:style-name="T6_6">pas</text:span><text:span text:style-name="T6_7"><text:s/></text:span><text:span text:style-name="T6_8">soucis</text:span><text:span text:style-name="T6_9"><text:s/></text:span><text:span text:style-name="T6_10">pour</text:span><text:span text:style-name="T6_11"><text:s/></text:span><text:span text:style-name="T6_12">etudiants</text:span><text:span text:style-name="T6_13"><text:s/>).</text:span></text:p>
      <text:p text:style-name="P7"><text:span text:style-name="T7_1"><text:tab/></text:span></text:p>
      <text:p text:style-name="P8"/>
      <text:p text:style-name="P9"><text:span text:style-name="T9_1">2.<text:s/></text:span><text:span text:style-name="T9_2">Serveur</text:span><text:span text:style-name="T9_3"><text:s/></text:span><text:span text:style-name="T9_4">java</text:span><text:span text:style-name="T9_5">.</text:span></text:p>
      <text:p text:style-name="P10"><text:span text:style-name="T10_1"><text:tab/>2.1.<text:s/></text:span><text:span text:style-name="T10_2">Authentication</text:span><text:span text:style-name="T10_3">,<text:s/></text:span><text:span text:style-name="T10_4">gestion</text:span><text:span text:style-name="T10_5"><text:s/></text:span><text:span text:style-name="T10_6">des</text:span><text:span text:style-name="T10_7"><text:s/></text:span><text:span text:style-name="T10_8">exo</text:span><text:span text:style-name="T10_9">,<text:s/></text:span><text:span text:style-name="T10_10">réponses</text:span><text:span text:style-name="T10_11">,<text:s/></text:span><text:span text:style-name="T10_12">stats</text:span><text:span text:style-name="T10_13">,<text:s/></text:span><text:span text:style-name="T10_14">bdd</text:span><text:span text:style-name="T10_15">.<text:s/></text:span><text:span text:style-name="T10_16">répond</text:span><text:span text:style-name="T10_17"><text:s/></text:span><text:span text:style-name="T10_18">au</text:span><text:span text:style-name="T10_19"><text:s/></text:span><text:span text:style-name="T10_20">client</text:span><text:span text:style-name="T10_21"><text:s/></text:span><text:span text:style-name="T10_22">au</text:span></text:p>
      <text:p text:style-name="P11"><text:span text:style-name="T11_1">format</text:span><text:span text:style-name="T11_2"><text:s/></text:span><text:span text:style-name="T11_3">XHTML</text:span><text:span text:style-name="T11_4">.</text:span></text:p>
      <text:p text:style-name="P12"><text:span text:style-name="T12_1">2.2.<text:s/></text:span><text:span text:style-name="T12_2">Base</text:span><text:span text:style-name="T12_3"><text:s/></text:span><text:span text:style-name="T12_4">de</text:span><text:span text:style-name="T12_5"><text:s/></text:span><text:span text:style-name="T12_6">données</text:span><text:span text:style-name="T12_7"><text:s/></text:span><text:span text:style-name="T12_8">postgresql</text:span><text:span text:style-name="T12_9"><text:s/>…??!!<text:s/>(<text:s/></text:span><text:span text:style-name="T12_10">Ouiiii</text:span><text:span text:style-name="T12_11"><text:s/>!!!<text:s/>).</text:span></text:p>
      <text:p text:style-name="P13"><text:span text:style-name="T13_1"><text:tab/><text:tab/>2.2.1<text:s/></text:span><text:span text:style-name="T13_2">Tables</text:span><text:span text:style-name="T13_3"><text:s/></text:span><text:span text:style-name="T13_4">users</text:span><text:span text:style-name="T13_5">,<text:s/></text:span><text:span text:style-name="T13_6">exercices</text:span><text:span text:style-name="T13_7">,<text:s/></text:span><text:span text:style-name="T13_8">corrections</text:span><text:span text:style-name="T13_9">,<text:s/></text:span><text:span text:style-name="T13_10">statistiques</text:span><text:span text:style-name="T13_11">.</text:span></text:p>
      <text:p text:style-name="P14"><text:span text:style-name="T14_1"><text:tab/><text:tab/>→<text:s/></text:span><text:span text:style-name="T14_2">stockage</text:span><text:span text:style-name="T14_3"><text:s/></text:span><text:span text:style-name="T14_4">ex</text:span><text:span text:style-name="T14_5">,</text:span><text:span text:style-name="T14_6">corr</text:span><text:span text:style-name="T14_7">,</text:span><text:span text:style-name="T14_8">etc</text:span></text:p>
      <text:p text:style-name="P15"/>
      <text:p text:style-name="P16"/>
      <text:p text:style-name="P17"/>
      <text:p text:style-name="P18"><text:span text:style-name="T18_1">Description</text:span><text:span text:style-name="T18_2"><text:s/></text:span><text:span text:style-name="T18_3">rapide</text:span><text:span text:style-name="T18_4"><text:s/></text:span><text:span text:style-name="T18_5">du</text:span><text:span text:style-name="T18_6"><text:s/></text:span><text:span text:style-name="T18_7">produit</text:span><text:span text:style-name="T18_8">:</text:span></text:p>
      <text:p text:style-name="P19"/>
      <text:p text:style-name="P20"><text:span text:style-name="T20_1">Le</text:span><text:span text:style-name="T20_2"><text:s/></text:span><text:span text:style-name="T20_3">client</text:span><text:span text:style-name="T20_4"><text:s/></text:span><text:span text:style-name="T20_5">se</text:span><text:span text:style-name="T20_6"><text:s/></text:span><text:span text:style-name="T20_7">connecte</text:span><text:span text:style-name="T20_8"><text:s/></text:span><text:span text:style-name="T20_9">via</text:span><text:span text:style-name="T20_10"><text:s/></text:span><text:span text:style-name="T20_11">son</text:span><text:span text:style-name="T20_12"><text:s/></text:span><text:span text:style-name="T20_13">navigateur</text:span><text:span text:style-name="T20_14">,<text:s/></text:span><text:span text:style-name="T20_15">a</text:span><text:span text:style-name="T20_16"><text:s/></text:span><text:span text:style-name="T20_17">notre</text:span><text:span text:style-name="T20_18"><text:s/></text:span><text:span text:style-name="T20_19">page</text:span><text:span text:style-name="T20_20"><text:s/>(<text:s/></text:span><text:span text:style-name="T20_21">html</text:span><text:span text:style-name="T20_22">/</text:span><text:span text:style-name="T20_23">js</text:span><text:span text:style-name="T20_24"><text:s/>),<text:s/></text:span><text:span text:style-name="T20_25">qui</text:span><text:span text:style-name="T20_26"><text:s/></text:span><text:span text:style-name="T20_27">aura</text:span><text:span text:style-name="T20_28"><text:s/></text:span><text:span text:style-name="T20_29">pour</text:span><text:span text:style-name="T20_30"><text:s/></text:span><text:span text:style-name="T20_31">but</text:span><text:span text:style-name="T20_32"><text:s/></text:span><text:span text:style-name="T20_33">d</text:span><text:span text:style-name="T20_34">’</text:span><text:span text:style-name="T20_35">etre</text:span><text:span text:style-name="T20_36"><text:s/></text:span><text:span text:style-name="T20_37">l</text:span><text:span text:style-name="T20_38">’</text:span><text:span text:style-name="T20_39">interface</text:span><text:span text:style-name="T20_40"><text:s/></text:span><text:span text:style-name="T20_41">entre</text:span><text:span text:style-name="T20_42"><text:s/></text:span><text:span text:style-name="T20_43">le</text:span><text:span text:style-name="T20_44"><text:s/></text:span><text:span text:style-name="T20_45">client</text:span><text:span text:style-name="T20_46"><text:s/></text:span><text:span text:style-name="T20_47">et</text:span><text:span text:style-name="T20_48"><text:s/></text:span><text:span text:style-name="T20_49">notre</text:span><text:span text:style-name="T20_50"><text:s/></text:span><text:span text:style-name="T20_51">serveur</text:span><text:span text:style-name="T20_52"><text:s/>(<text:s/></text:span><text:span text:style-name="T20_53">java</text:span><text:span text:style-name="T20_54"><text:s/>).<text:s/></text:span></text:p>
      <text:p text:style-name="P21"/>
      <text:p text:style-name="P22"><text:span text:style-name="T22_1">La</text:span><text:span text:style-name="T22_2"><text:s/></text:span><text:span text:style-name="T22_3">connexion</text:span><text:span text:style-name="T22_4"><text:s/></text:span><text:span text:style-name="T22_5">au</text:span><text:span text:style-name="T22_6"><text:s/></text:span><text:span text:style-name="T22_7">serveur</text:span><text:span text:style-name="T22_8"><text:s/></text:span><text:span text:style-name="T22_9">se</text:span><text:span text:style-name="T22_10"><text:s/></text:span><text:span text:style-name="T22_11">fera</text:span><text:span text:style-name="T22_12"><text:s/></text:span><text:span text:style-name="T22_13">donc</text:span><text:span text:style-name="T22_14"><text:s/></text:span><text:span text:style-name="T22_15">via</text:span><text:span text:style-name="T22_16"><text:s/></text:span><text:span text:style-name="T22_17">cette</text:span><text:span text:style-name="T22_18"><text:s/></text:span><text:span text:style-name="T22_19">interface</text:span><text:span text:style-name="T22_20"><text:s/></text:span><text:span text:style-name="T22_21">html</text:span><text:span text:style-name="T22_22">/</text:span><text:span text:style-name="T22_23">js</text:span><text:span text:style-name="T22_24">.<text:s/></text:span><text:span text:style-name="T22_25">Cette</text:span><text:span text:style-name="T22_26"><text:s/></text:span><text:span text:style-name="T22_27">page</text:span><text:span text:style-name="T22_28"><text:s/></text:span><text:span text:style-name="T22_29">doit</text:span><text:span text:style-name="T22_30"><text:s/></text:span><text:span text:style-name="T22_31">permettre</text:span><text:span text:style-name="T22_32">:<text:s/></text:span></text:p>
      <text:p text:style-name="P23"/>
      <text:p text:style-name="P24"><text:span text:style-name="T24_1"><text:tab/>-<text:s/></text:span><text:span text:style-name="T24_2">création</text:span><text:span text:style-name="T24_3"><text:s/></text:span><text:span text:style-name="T24_4">de</text:span><text:span text:style-name="T24_5"><text:s/></text:span><text:span text:style-name="T24_6">comptes</text:span><text:span text:style-name="T24_7"><text:s/>(<text:s/></text:span><text:span text:style-name="T24_8">etudiants</text:span><text:span text:style-name="T24_9"><text:s/></text:span><text:span text:style-name="T24_10">et</text:span><text:span text:style-name="T24_11"><text:s/></text:span><text:span text:style-name="T24_12">prof</text:span><text:span text:style-name="T24_13"><text:s/>)</text:span></text:p>
      <text:p text:style-name="P25"/>
      <text:p text:style-name="P26"><text:span text:style-name="T26_1">-<text:s/></text:span><text:span text:style-name="T26_2">authentification</text:span></text:p>
      <text:p text:style-name="P27"/>
      <text:p text:style-name="P28"><text:span text:style-name="T28_1"><text:tab/>-<text:s/></text:span><text:span text:style-name="T28_2">l</text:span><text:span text:style-name="T28_3">’</text:span><text:span text:style-name="T28_4">envoi</text:span><text:span text:style-name="T28_5"><text:s/></text:span><text:span text:style-name="T28_6">des</text:span><text:span text:style-name="T28_7"><text:s/></text:span><text:span text:style-name="T28_8">exercices</text:span><text:span text:style-name="T28_9"><text:s/></text:span><text:span text:style-name="T28_10">par</text:span><text:span text:style-name="T28_11"><text:s/></text:span><text:span text:style-name="T28_12">les</text:span><text:span text:style-name="T28_13"><text:s/></text:span><text:span text:style-name="T28_14">prof</text:span><text:span text:style-name="T28_15"><text:s/>(<text:s/></text:span><text:span text:style-name="T28_16">avec</text:span><text:span text:style-name="T28_17"><text:s/></text:span><text:span text:style-name="T28_18">le</text:span><text:span text:style-name="T28_19"><text:s/></text:span><text:span text:style-name="T28_20">type</text:span><text:span text:style-name="T28_21"><text:s/></text:span><text:span text:style-name="T28_22">de</text:span><text:span text:style-name="T28_23"><text:s/></text:span><text:span text:style-name="T28_24">correction</text:span><text:span text:style-name="T28_25">,<text:s/></text:span><text:span text:style-name="T28_26">la</text:span><text:span text:style-name="T28_27"><text:s/></text:span><text:span text:style-name="T28_28">correction</text:span><text:span text:style-name="T28_29"><text:s/></text:span><text:span text:style-name="T28_30">elle</text:span><text:span text:style-name="T28_31"><text:s/></text:span><text:span text:style-name="T28_32">meme</text:span><text:span text:style-name="T28_33"><text:s/></text:span></text:p>
      <text:p text:style-name="P29"><text:span text:style-name="T29_1"><text:s text:c="5"/></text:span><text:span text:style-name="T29_2">dans</text:span><text:span text:style-name="T29_3"><text:s/></text:span><text:span text:style-name="T29_4">le</text:span><text:span text:style-name="T29_5"><text:s/></text:span><text:span text:style-name="T29_6">cas</text:span><text:span text:style-name="T29_7"><text:s/></text:span><text:span text:style-name="T29_8">d</text:span><text:span text:style-name="T29_9">’</text:span><text:span text:style-name="T29_10">une</text:span><text:span text:style-name="T29_11"><text:s/></text:span><text:span text:style-name="T29_12">correction</text:span><text:span text:style-name="T29_13"><text:s/></text:span><text:span text:style-name="T29_14">automatique</text:span><text:span text:style-name="T29_15"><text:s/></text:span><text:span text:style-name="T29_16">par</text:span><text:span text:style-name="T29_17"><text:s/></text:span><text:span text:style-name="T29_18">le</text:span><text:span text:style-name="T29_19"><text:s/></text:span><text:span text:style-name="T29_20">serveur</text:span><text:span text:style-name="T29_21"><text:s/></text:span><text:span text:style-name="T29_22">ou</text:span><text:span text:style-name="T29_23"><text:s/></text:span><text:span text:style-name="T29_24">le</text:span><text:span text:style-name="T29_25"><text:s/></text:span><text:span text:style-name="T29_26">correcteur</text:span><text:span text:style-name="T29_27"><text:s/></text:span><text:span text:style-name="T29_28">dans</text:span><text:span text:style-name="T29_29"><text:s/></text:span><text:span text:style-name="T29_30">le</text:span><text:span text:style-name="T29_31"><text:s/></text:span><text:span text:style-name="T29_32">cas</text:span><text:span text:style-name="T29_33"><text:s/></text:span></text:p>
      <text:p text:style-name="P30"><text:span text:style-name="T30_1"><text:s text:c="5"/></text:span><text:span text:style-name="T30_2">contraire</text:span><text:span text:style-name="T30_3"><text:s/>(</text:span><text:span text:style-name="T30_4">pair</text:span><text:span text:style-name="T30_5"><text:s/></text:span><text:span text:style-name="T30_6">ou</text:span><text:span text:style-name="T30_7"><text:s/></text:span><text:span text:style-name="T30_8">prof</text:span><text:span text:style-name="T30_9"><text:s/>),<text:s/></text:span><text:span text:style-name="T30_10">le</text:span><text:span text:style-name="T30_11"><text:s/></text:span><text:span text:style-name="T30_12">cours</text:span><text:span text:style-name="T30_13"><text:s/></text:span><text:span text:style-name="T30_14">auquel</text:span><text:span text:style-name="T30_15"><text:s/></text:span><text:span text:style-name="T30_16">les</text:span><text:span text:style-name="T30_17"><text:s/></text:span><text:span text:style-name="T30_18">exo</text:span><text:span text:style-name="T30_19"><text:s text:c="2"/></text:span><text:span text:style-name="T30_20">sont</text:span><text:span text:style-name="T30_21"><text:s/></text:span><text:span text:style-name="T30_22">liés</text:span><text:span text:style-name="T30_23">,<text:s/></text:span><text:span text:style-name="T30_24">ainsi</text:span><text:span text:style-name="T30_25"><text:s/></text:span><text:span text:style-name="T30_26">qu</text:span><text:span text:style-name="T30_27">’</text:span><text:span text:style-name="T30_28">une</text:span><text:span text:style-name="T30_29"><text:s/></text:span><text:span text:style-name="T30_30">date</text:span><text:span text:style-name="T30_31"><text:s/></text:span><text:span text:style-name="T30_32">limite</text:span><text:span text:style-name="T30_33"><text:s/></text:span><text:span text:style-name="T30_34">de</text:span><text:span text:style-name="T30_35"><text:s/></text:span></text:p>
      <text:p text:style-name="P31"><text:span text:style-name="T31_1"><text:s text:c="5"/></text:span><text:span text:style-name="T31_2">rendu</text:span><text:span text:style-name="T31_3"><text:s/></text:span><text:span text:style-name="T31_4">pour</text:span><text:span text:style-name="T31_5"><text:s/></text:span><text:span text:style-name="T31_6">les</text:span><text:span text:style-name="T31_7"><text:s/></text:span><text:span text:style-name="T31_8">étudiants</text:span><text:span text:style-name="T31_9"><text:s/>).<text:s/></text:span><text:span text:style-name="T31_10">Ces</text:span><text:span text:style-name="T31_11"><text:s/></text:span><text:span text:style-name="T31_12">exercices</text:span><text:span text:style-name="T31_13"><text:s/></text:span><text:span text:style-name="T31_14">peuvent</text:span><text:span text:style-name="T31_15"><text:s/></text:span><text:span text:style-name="T31_16">etre</text:span><text:span text:style-name="T31_17"><text:s/></text:span><text:span text:style-name="T31_18">configuré</text:span><text:span text:style-name="T31_19"><text:s/></text:span><text:span text:style-name="T31_20">en</text:span><text:span text:style-name="T31_21"><text:s/></text:span><text:span text:style-name="T31_22">plusieurs</text:span><text:span text:style-name="T31_23"><text:s/></text:span><text:span text:style-name="T31_24">fois</text:span><text:span text:style-name="T31_25"><text:s/></text:span><text:span text:style-name="T31_26">par</text:span><text:span text:style-name="T31_27"><text:s/></text:span></text:p>
      <text:p text:style-name="P32"><text:span text:style-name="T32_1"><text:s text:c="5"/></text:span><text:span text:style-name="T32_2">le</text:span><text:span text:style-name="T32_3"><text:s/></text:span><text:span text:style-name="T32_4">professeur</text:span><text:span text:style-name="T32_5">,<text:s/>(<text:s/></text:span><text:span text:style-name="T32_6">plusieurs</text:span><text:span text:style-name="T32_7"><text:s/></text:span><text:span text:style-name="T32_8">connexions</text:span><text:span text:style-name="T32_9"><text:s/>)<text:s/></text:span><text:span text:style-name="T32_10">et</text:span><text:span text:style-name="T32_11"><text:s/></text:span><text:span text:style-name="T32_12">etre</text:span><text:span text:style-name="T32_13"><text:s/></text:span><text:span text:style-name="T32_14">rendu</text:span><text:span text:style-name="T32_15"><text:s/></text:span><text:span text:style-name="T32_16">public</text:span><text:span text:style-name="T32_17"><text:s/>(</text:span><text:span text:style-name="T32_18">visible</text:span><text:span text:style-name="T32_19">)<text:s/></text:span><text:span text:style-name="T32_20">lorqu</text:span><text:span text:style-name="T32_21">’</text:span><text:span text:style-name="T32_22">il</text:span><text:span text:style-name="T32_23"><text:s/></text:span><text:span text:style-name="T32_24">le</text:span><text:span text:style-name="T32_25"><text:s/></text:span><text:span text:style-name="T32_26">souhaite</text:span><text:span text:style-name="T32_27">.</text:span></text:p>
      <text:p text:style-name="P33"/>
      <text:p text:style-name="P34"><text:span text:style-name="T34_1"><text:tab/>-<text:s/></text:span><text:span text:style-name="T34_2">l</text:span><text:span text:style-name="T34_3">’</text:span><text:span text:style-name="T34_4">envoi</text:span><text:span text:style-name="T34_5"><text:s/></text:span><text:span text:style-name="T34_6">des</text:span><text:span text:style-name="T34_7"><text:s/></text:span><text:span text:style-name="T34_8">exercices</text:span><text:span text:style-name="T34_9">.<text:s/></text:span><text:span text:style-name="T34_10">Ces</text:span><text:span text:style-name="T34_11"><text:s/></text:span><text:span text:style-name="T34_12">derniers</text:span><text:span text:style-name="T34_13"><text:s/></text:span><text:span text:style-name="T34_14">peuvent</text:span><text:span text:style-name="T34_15"><text:s/></text:span><text:span text:style-name="T34_16">etre</text:span><text:span text:style-name="T34_17"><text:s/></text:span><text:span text:style-name="T34_18">envoyés</text:span><text:span text:style-name="T34_19"><text:s/></text:span><text:span text:style-name="T34_20">plusieurs</text:span><text:span text:style-name="T34_21"><text:s/></text:span><text:span text:style-name="T34_22">fois</text:span><text:span text:style-name="T34_23"><text:s/></text:span><text:span text:style-name="T34_24">par</text:span><text:span text:style-name="T34_25"><text:s/></text:span><text:span text:style-name="T34_26">un</text:span><text:span text:style-name="T34_27"><text:s/></text:span><text:span text:style-name="T34_28">meme</text:span><text:span text:style-name="T34_29"><text:s/></text:span></text:p>
      <text:p text:style-name="P35"><text:span text:style-name="T35_1"><text:s text:c="5"/></text:span><text:span text:style-name="T35_2">étudiant</text:span><text:span text:style-name="T35_3"><text:s/>(<text:s/></text:span><text:span text:style-name="T35_4">avant</text:span><text:span text:style-name="T35_5"><text:s/></text:span><text:span text:style-name="T35_6">la</text:span><text:span text:style-name="T35_7"><text:s/></text:span><text:span text:style-name="T35_8">date</text:span><text:span text:style-name="T35_9"><text:s/></text:span><text:span text:style-name="T35_10">limite</text:span><text:span text:style-name="T35_11"><text:s/>),<text:s/></text:span><text:span text:style-name="T35_12">auquel</text:span><text:span text:style-name="T35_13"><text:s/></text:span><text:span text:style-name="T35_14">cas</text:span><text:span text:style-name="T35_15"><text:s/></text:span><text:span text:style-name="T35_16">on</text:span><text:span text:style-name="T35_17"><text:s/></text:span><text:span text:style-name="T35_18">ne</text:span><text:span text:style-name="T35_19"><text:s/></text:span><text:span text:style-name="T35_20">garde</text:span><text:span text:style-name="T35_21"><text:s/></text:span><text:span text:style-name="T35_22">que</text:span><text:span text:style-name="T35_23"><text:s/></text:span><text:span text:style-name="T35_24">le</text:span><text:span text:style-name="T35_25"><text:s/></text:span><text:span text:style-name="T35_26">dernier</text:span><text:span text:style-name="T35_27"><text:s/></text:span><text:span text:style-name="T35_28">ou</text:span><text:span text:style-name="T35_29"><text:s/></text:span><text:span text:style-name="T35_30">la</text:span><text:span text:style-name="T35_31"><text:s/></text:span><text:span text:style-name="T35_32">meilleur</text:span><text:span text:style-name="T35_33"><text:s text:c="5"/></text:span></text:p>
      <text:p text:style-name="P36"><text:span text:style-name="T36_1"><text:s text:c="5"/></text:span><text:span text:style-name="T36_2">note</text:span><text:span text:style-name="T36_3"><text:s/>(<text:s/></text:span><text:span text:style-name="T36_4">cas</text:span><text:span text:style-name="T36_5"><text:s/></text:span><text:span text:style-name="T36_6">d</text:span><text:span text:style-name="T36_7">’</text:span><text:span text:style-name="T36_8">une</text:span><text:span text:style-name="T36_9"><text:s/></text:span><text:span text:style-name="T36_10">correction</text:span><text:span text:style-name="T36_11"><text:s/></text:span><text:span text:style-name="T36_12">automatique</text:span><text:span text:style-name="T36_13"><text:s/>).</text:span></text:p>
      <text:p text:style-name="P37"/>
      <text:p text:style-name="P38"><text:span text:style-name="T38_1">-<text:s/></text:span><text:span text:style-name="T38_2">Travailler</text:span><text:span text:style-name="T38_3"><text:s/></text:span><text:span text:style-name="T38_4">directement</text:span><text:span text:style-name="T38_5"><text:s/></text:span><text:span text:style-name="T38_6">en</text:span><text:span text:style-name="T38_7"><text:s/></text:span><text:span text:style-name="T38_8">ligne</text:span><text:span text:style-name="T38_9">,<text:s/></text:span><text:span text:style-name="T38_10">sur</text:span><text:span text:style-name="T38_11"><text:s/></text:span><text:span text:style-name="T38_12">la</text:span><text:span text:style-name="T38_13"><text:s/></text:span><text:span text:style-name="T38_14">plate</text:span><text:span text:style-name="T38_15"><text:s/></text:span><text:span text:style-name="T38_16">forme</text:span><text:span text:style-name="T38_17"><text:s/></text:span><text:span text:style-name="T38_18">web</text:span><text:span text:style-name="T38_19"><text:s/></text:span><text:span text:style-name="T38_20">et</text:span><text:span text:style-name="T38_21"><text:s/></text:span><text:span text:style-name="T38_22">sauver</text:span><text:span text:style-name="T38_23"><text:s/></text:span><text:span text:style-name="T38_24">leur</text:span><text:span text:style-name="T38_25"><text:s/></text:span><text:span text:style-name="T38_26">travail</text:span><text:span text:style-name="T38_27"><text:s/></text:span><text:span text:style-name="T38_28">pour</text:span><text:span text:style-name="T38_29"><text:s/></text:span><text:span text:style-name="T38_30">le</text:span><text:span text:style-name="T38_31"><text:s text:c="2"/></text:span></text:p>
      <text:p text:style-name="P39"><text:span text:style-name="T39_1"><text:s text:c="5"/></text:span><text:span text:style-name="T39_2">reprendre</text:span><text:span text:style-name="T39_3"><text:s/></text:span><text:span text:style-name="T39_4">ulterieurement</text:span><text:span text:style-name="T39_5">.</text:span></text:p>
      <text:p text:style-name="P40"/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